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T1" style:family="text">
      <style:text-properties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erge Sort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Lucas Andrei Moraes da Silva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 algoritmo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O algoritmo merge sort é baseado no método de divisão e conquista</text:p>
              </text:list-item>
              <text:list-item>
                <text:p>Sua ordenação é realizada dividindo o vetor em diversos sub vetores até ele se tornar indivisível, ou seja, ter apenas 1 elemento no sub vet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O algoritm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ós dividir totalmente o vetor o algoritmo passa a montá-lo novamente, no entanto de maneira ordena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O algoritm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método merge sort possui complexidade O(n Log n) em todos os seus casos. Sendo um algoritmo de ordenação com um ótimo desempenh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imulaçã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https://www.hackerearth.com/practice/algorithms/sorting/merge-sort/visualize/</text:p>
              </text:list-item>
            </text:list>
          </draw:text-box>
        </draw:frame>
        <draw:frame draw:style-name="gr2" draw:text-style-name="P3" draw:layer="layout" svg:width="22.244cm" svg:height="0.963cm" svg:x="2.942cm" svg:y="7.422cm">
          <draw:text-box>
            <text:p>https://www.hackerearth.com/practice/algorithms/sorting/merge-sort/visualize/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18:27:36.672086290</meta:creation-date>
    <meta:editing-duration>PT15M17S</meta:editing-duration>
    <meta:editing-cycles>3</meta:editing-cycles>
    <meta:generator>LibreOffice/6.0.7.3$Linux_X86_64 LibreOffice_project/00m0$Build-3</meta:generator>
    <dc:title>Classy Red</dc:title>
    <dc:date>2021-01-06T08:50:17.911958255</dc:date>
    <meta:document-statistic meta:object-count="58"/>
  </office:meta>
</office:document-meta>
</file>